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3.1000003814697pt" style:font-size-complex="15pt"/>
    </style:style>
    <style:style style:name="P2" style:family="paragraph" style:parent-style-name="Standard">
      <style:text-properties fo:font-size="15pt" fo:font-weight="bold" style:font-size-asian="13.1000003814697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ower.json: </text:span>This file contain all dependency configuration.</text:p>
      <text:p text:style-name="P1"><text:span text:style-name="T1">Gruntfile.js</text:span> : Application boot file configuration;</text:p>
      <text:p text:style-name="P1"><text:span text:style-name="T1">App Folder:</text:span> Contain application file;</text:p>
      <text:p text:style-name="P2">App /index.html <text:span text:style-name="T2">: First page when browse dashboard, basically this page load all time.</text:span></text:p>
      <text:p text:style-name="P2">Views<text:span text:style-name="T2"> : <text:s/>This Folder contains all html file;</text:span></text:p>
      <text:p text:style-name="P2">Script : <text:span text:style-name="T2">This folder contain all angular js file.</text:span></text:p>
      <text:p text:style-name="P2"><text:span text:style-name="T2"/></text:p>
      <text:p text:style-name="P2">app.js <text:span text:style-name="T2">: This is the base or root file of angular js. All routing and configuration are defined here.</text:span></text:p>
      <text:p text:style-name="P2"><text:span text:style-name="T2"/></text:p>
      <text:p text:style-name="P2">Controller folder: </text:p>
      <text:p text:style-name="P2"/>
      <text:p text:style-name="P2"><text:span text:style-name="T2">Every</text:span> <text:s/><text:span text:style-name="T2">controler</text:span> <text:s/><text:span text:style-name="T2">invoke an acl method which determine user access or permission. </text:span></text:p>
      <text:p text:style-name="P2">acl.js<text:span text:style-name="T2"> <text:s/>: file <text:s/>invoke three methods ,</text:span></text:p>
      <text:p text:style-name="P2"><text:span text:style-name="T2">1. accessTokens from </text:span>Role<text:span text:style-name="T2"> Service</text:span></text:p>
      <text:p text:style-name="P2"><text:span text:style-name="T2">2. rolesAndAccessTokens from </text:span>User<text:span text:style-name="T2"> Service</text:span></text:p>
      <text:p text:style-name="P2"><text:span text:style-name="T2">3. checkboxChecked from </text:span>Common<text:span text:style-name="T2"> Service</text:span></text:p>
      <text:p text:style-name="P2"><text:span text:style-name="T2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shanto </meta:initial-creator>
    <meta:creation-date>2016-01-03T14:36:36</meta:creation-date>
    <dc:date>2016-01-03T14:54:49</dc:date>
    <dc:creator>proshanto </dc:creator>
    <meta:editing-duration>PT13M57S</meta:editing-duration>
    <meta:editing-cycles>11</meta:editing-cycles>
    <meta:generator>LibreOffice/3.5$Linux_X86_64 LibreOffice_project/350m1$Build-2</meta:generator>
    <meta:document-statistic meta:table-count="0" meta:image-count="0" meta:object-count="0" meta:page-count="1" meta:paragraph-count="13" meta:word-count="104" meta:character-count="678" meta:non-whitespace-character-count="580"/>
  </office:meta>
</office:document-meta>
</file>